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9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0113" calcext:value-type="float">
            <text:p>50113</text:p>
          </table:table-cell>
          <table:table-cell office:value-type="float" office:value="50160" calcext:value-type="float">
            <text:p>5016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50160" calcext:value-type="float">
            <text:p>50160</text:p>
          </table:table-cell>
          <table:table-cell office:value-type="float" office:value="50250" calcext:value-type="float">
            <text:p>5025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0250" calcext:value-type="float">
            <text:p>50250</text:p>
          </table:table-cell>
          <table:table-cell office:value-type="float" office:value="50432" calcext:value-type="float">
            <text:p>5043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0432" calcext:value-type="float">
            <text:p>50432</text:p>
          </table:table-cell>
          <table:table-cell office:value-type="float" office:value="50641" calcext:value-type="float">
            <text:p>5064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0641" calcext:value-type="float">
            <text:p>50641</text:p>
          </table:table-cell>
          <table:table-cell office:value-type="float" office:value="50693" calcext:value-type="float">
            <text:p>50693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50748" calcext:value-type="float">
            <text:p>50748</text:p>
          </table:table-cell>
          <table:table-cell office:value-type="float" office:value="50792" calcext:value-type="float">
            <text:p>5079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0792" calcext:value-type="float">
            <text:p>50792</text:p>
          </table:table-cell>
          <table:table-cell office:value-type="float" office:value="50849" calcext:value-type="float">
            <text:p>50849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50849" calcext:value-type="float">
            <text:p>50849</text:p>
          </table:table-cell>
          <table:table-cell office:value-type="float" office:value="51075" calcext:value-type="float">
            <text:p>51075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50945" calcext:value-type="float">
            <text:p>50945</text:p>
          </table:table-cell>
          <table:table-cell office:value-type="float" office:value="51076" calcext:value-type="float">
            <text:p>51076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1244" calcext:value-type="float">
            <text:p>51244</text:p>
          </table:table-cell>
          <table:table-cell office:value-type="float" office:value="51322" calcext:value-type="float">
            <text:p>51322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51322" calcext:value-type="float">
            <text:p>51322</text:p>
          </table:table-cell>
          <table:table-cell office:value-type="float" office:value="51418" calcext:value-type="float">
            <text:p>5141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1418" calcext:value-type="float">
            <text:p>51418</text:p>
          </table:table-cell>
          <table:table-cell office:value-type="float" office:value="51536" calcext:value-type="float">
            <text:p>5153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51536" calcext:value-type="float">
            <text:p>51536</text:p>
          </table:table-cell>
          <table:table-cell office:value-type="float" office:value="51686" calcext:value-type="float">
            <text:p>51686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51776" calcext:value-type="float">
            <text:p>51776</text:p>
          </table:table-cell>
          <table:table-cell office:value-type="float" office:value="51836" calcext:value-type="float">
            <text:p>51836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51836" calcext:value-type="float">
            <text:p>51836</text:p>
          </table:table-cell>
          <table:table-cell office:value-type="float" office:value="52160" calcext:value-type="float">
            <text:p>5216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2160" calcext:value-type="float">
            <text:p>52160</text:p>
          </table:table-cell>
          <table:table-cell office:value-type="float" office:value="52324" calcext:value-type="float">
            <text:p>5232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52324" calcext:value-type="float">
            <text:p>52324</text:p>
          </table:table-cell>
          <table:table-cell office:value-type="float" office:value="53772" calcext:value-type="float">
            <text:p>53772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float" office:value="52324" calcext:value-type="float">
            <text:p>52324</text:p>
          </table:table-cell>
          <table:table-cell office:value-type="float" office:value="53772" calcext:value-type="float">
            <text:p>53772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53873" calcext:value-type="float">
            <text:p>53873</text:p>
          </table:table-cell>
          <table:table-cell office:value-type="float" office:value="54069" calcext:value-type="float">
            <text:p>5406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4069" calcext:value-type="float">
            <text:p>54069</text:p>
          </table:table-cell>
          <table:table-cell office:value-type="float" office:value="54153" calcext:value-type="float">
            <text:p>5415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54153" calcext:value-type="float">
            <text:p>54153</text:p>
          </table:table-cell>
          <table:table-cell office:value-type="float" office:value="54818" calcext:value-type="float">
            <text:p>54818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5030" calcext:value-type="float">
            <text:p>55030</text:p>
          </table:table-cell>
          <table:table-cell office:value-type="float" office:value="55126" calcext:value-type="float">
            <text:p>55126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55103" calcext:value-type="float">
            <text:p>55103</text:p>
          </table:table-cell>
          <table:table-cell office:value-type="float" office:value="55147" calcext:value-type="float">
            <text:p>5514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5147" calcext:value-type="float">
            <text:p>55147</text:p>
          </table:table-cell>
          <table:table-cell office:value-type="float" office:value="55216" calcext:value-type="float">
            <text:p>5521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55216" calcext:value-type="float">
            <text:p>55216</text:p>
          </table:table-cell>
          <table:table-cell office:value-type="float" office:value="55290" calcext:value-type="float">
            <text:p>55290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55358" calcext:value-type="float">
            <text:p>55358</text:p>
          </table:table-cell>
          <table:table-cell office:value-type="float" office:value="55451" calcext:value-type="float">
            <text:p>55451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55451" calcext:value-type="float">
            <text:p>55451</text:p>
          </table:table-cell>
          <table:table-cell office:value-type="float" office:value="55536" calcext:value-type="float">
            <text:p>5553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5536" calcext:value-type="float">
            <text:p>55536</text:p>
          </table:table-cell>
          <table:table-cell office:value-type="float" office:value="55764" calcext:value-type="float">
            <text:p>55764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5764" calcext:value-type="float">
            <text:p>55764</text:p>
          </table:table-cell>
          <table:table-cell office:value-type="float" office:value="56406" calcext:value-type="float">
            <text:p>5640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6461" calcext:value-type="float">
            <text:p>56461</text:p>
          </table:table-cell>
          <table:table-cell office:value-type="float" office:value="56587" calcext:value-type="float">
            <text:p>5658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56587" calcext:value-type="float">
            <text:p>56587</text:p>
          </table:table-cell>
          <table:table-cell office:value-type="float" office:value="56633" calcext:value-type="float">
            <text:p>56633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float" office:value="56587" calcext:value-type="float">
            <text:p>56587</text:p>
          </table:table-cell>
          <table:table-cell office:value-type="float" office:value="56633" calcext:value-type="float">
            <text:p>5663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6633" calcext:value-type="float">
            <text:p>56633</text:p>
          </table:table-cell>
          <table:table-cell office:value-type="float" office:value="56693" calcext:value-type="float">
            <text:p>5669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56693" calcext:value-type="float">
            <text:p>56693</text:p>
          </table:table-cell>
          <table:table-cell office:value-type="float" office:value="56726" calcext:value-type="float">
            <text:p>56726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float" office:value="56693" calcext:value-type="float">
            <text:p>56693</text:p>
          </table:table-cell>
          <table:table-cell office:value-type="float" office:value="56726" calcext:value-type="float">
            <text:p>5672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6726" calcext:value-type="float">
            <text:p>56726</text:p>
          </table:table-cell>
          <table:table-cell office:value-type="float" office:value="56829" calcext:value-type="float">
            <text:p>56829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56829" calcext:value-type="float">
            <text:p>56829</text:p>
          </table:table-cell>
          <table:table-cell office:value-type="float" office:value="57698" calcext:value-type="float">
            <text:p>57698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7795" calcext:value-type="float">
            <text:p>57795</text:p>
          </table:table-cell>
          <table:table-cell office:value-type="float" office:value="57820" calcext:value-type="float">
            <text:p>5782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57820" calcext:value-type="float">
            <text:p>57820</text:p>
          </table:table-cell>
          <table:table-cell office:value-type="float" office:value="57870" calcext:value-type="float">
            <text:p>5787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7870" calcext:value-type="float">
            <text:p>57870</text:p>
          </table:table-cell>
          <table:table-cell office:value-type="float" office:value="57916" calcext:value-type="float">
            <text:p>5791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57916" calcext:value-type="float">
            <text:p>57916</text:p>
          </table:table-cell>
          <table:table-cell office:value-type="float" office:value="58019" calcext:value-type="float">
            <text:p>58019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8075" calcext:value-type="float">
            <text:p>58075</text:p>
          </table:table-cell>
          <table:table-cell office:value-type="float" office:value="58101" calcext:value-type="float">
            <text:p>58101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58101" calcext:value-type="float">
            <text:p>58101</text:p>
          </table:table-cell>
          <table:table-cell office:value-type="float" office:value="58258" calcext:value-type="float">
            <text:p>5825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8258" calcext:value-type="float">
            <text:p>58258</text:p>
          </table:table-cell>
          <table:table-cell office:value-type="float" office:value="58468" calcext:value-type="float">
            <text:p>58468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8468" calcext:value-type="float">
            <text:p>58468</text:p>
          </table:table-cell>
          <table:table-cell office:value-type="float" office:value="58651" calcext:value-type="float">
            <text:p>5865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67450" calcext:value-type="float">
            <text:p>67450</text:p>
          </table:table-cell>
          <table:table-cell office:value-type="float" office:value="67516" calcext:value-type="float">
            <text:p>67516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67516" calcext:value-type="float">
            <text:p>67516</text:p>
          </table:table-cell>
          <table:table-cell office:value-type="float" office:value="67594" calcext:value-type="float">
            <text:p>6759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7594" calcext:value-type="float">
            <text:p>67594</text:p>
          </table:table-cell>
          <table:table-cell office:value-type="float" office:value="67836" calcext:value-type="float">
            <text:p>67836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7836" calcext:value-type="float">
            <text:p>67836</text:p>
          </table:table-cell>
          <table:table-cell office:value-type="float" office:value="67982" calcext:value-type="float">
            <text:p>6798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8086" calcext:value-type="float">
            <text:p>68086</text:p>
          </table:table-cell>
          <table:table-cell office:value-type="float" office:value="68237" calcext:value-type="float">
            <text:p>68237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8237" calcext:value-type="float">
            <text:p>68237</text:p>
          </table:table-cell>
          <table:table-cell office:value-type="float" office:value="68452" calcext:value-type="float">
            <text:p>68452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68666" calcext:value-type="float">
            <text:p>68666</text:p>
          </table:table-cell>
          <table:table-cell office:value-type="float" office:value="68719" calcext:value-type="float">
            <text:p>68719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68719" calcext:value-type="float">
            <text:p>68719</text:p>
          </table:table-cell>
          <table:table-cell office:value-type="float" office:value="68837" calcext:value-type="float">
            <text:p>6883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8837" calcext:value-type="float">
            <text:p>68837</text:p>
          </table:table-cell>
          <table:table-cell office:value-type="float" office:value="68982" calcext:value-type="float">
            <text:p>6898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8982" calcext:value-type="float">
            <text:p>68982</text:p>
          </table:table-cell>
          <table:table-cell office:value-type="float" office:value="69203" calcext:value-type="float">
            <text:p>6920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9285" calcext:value-type="float">
            <text:p>69285</text:p>
          </table:table-cell>
          <table:table-cell office:value-type="float" office:value="69443" calcext:value-type="float">
            <text:p>6944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9443" calcext:value-type="float">
            <text:p>69443</text:p>
          </table:table-cell>
          <table:table-cell office:value-type="float" office:value="69606" calcext:value-type="float">
            <text:p>69606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78016" calcext:value-type="float">
            <text:p>78016</text:p>
          </table:table-cell>
          <table:table-cell office:value-type="float" office:value="78107" calcext:value-type="float">
            <text:p>78107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78107" calcext:value-type="float">
            <text:p>78107</text:p>
          </table:table-cell>
          <table:table-cell office:value-type="float" office:value="78270" calcext:value-type="float">
            <text:p>7827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8270" calcext:value-type="float">
            <text:p>78270</text:p>
          </table:table-cell>
          <table:table-cell office:value-type="float" office:value="78412" calcext:value-type="float">
            <text:p>7841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8412" calcext:value-type="float">
            <text:p>78412</text:p>
          </table:table-cell>
          <table:table-cell office:value-type="float" office:value="78544" calcext:value-type="float">
            <text:p>7854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8684" calcext:value-type="float">
            <text:p>78684</text:p>
          </table:table-cell>
          <table:table-cell office:value-type="float" office:value="78759" calcext:value-type="float">
            <text:p>78759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8759" calcext:value-type="float">
            <text:p>78759</text:p>
          </table:table-cell>
          <table:table-cell office:value-type="float" office:value="78943" calcext:value-type="float">
            <text:p>7894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79163" calcext:value-type="float">
            <text:p>79163</text:p>
          </table:table-cell>
          <table:table-cell office:value-type="float" office:value="79230" calcext:value-type="float">
            <text:p>7923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79230" calcext:value-type="float">
            <text:p>79230</text:p>
          </table:table-cell>
          <table:table-cell office:value-type="float" office:value="79268" calcext:value-type="float">
            <text:p>7926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9268" calcext:value-type="float">
            <text:p>79268</text:p>
          </table:table-cell>
          <table:table-cell office:value-type="float" office:value="79353" calcext:value-type="float">
            <text:p>7935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table:number-columns-repeated="2" office:value-type="float" office:value="79353" calcext:value-type="float">
            <text:p>7935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9592" calcext:value-type="float">
            <text:p>79592</text:p>
          </table:table-cell>
          <table:table-cell office:value-type="float" office:value="79647" calcext:value-type="float">
            <text:p>7964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9647" calcext:value-type="float">
            <text:p>79647</text:p>
          </table:table-cell>
          <table:table-cell office:value-type="float" office:value="80112" calcext:value-type="float">
            <text:p>80112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8713" calcext:value-type="float">
            <text:p>88713</text:p>
          </table:table-cell>
          <table:table-cell office:value-type="float" office:value="88832" calcext:value-type="float">
            <text:p>88832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table:number-columns-repeated="2" office:value-type="float" office:value="88832" calcext:value-type="float">
            <text:p>88832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88753" calcext:value-type="float">
            <text:p>88753</text:p>
          </table:table-cell>
          <table:table-cell office:value-type="float" office:value="88920" calcext:value-type="float">
            <text:p>8892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8920" calcext:value-type="float">
            <text:p>88920</text:p>
          </table:table-cell>
          <table:table-cell office:value-type="float" office:value="89203" calcext:value-type="float">
            <text:p>8920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9203" calcext:value-type="float">
            <text:p>89203</text:p>
          </table:table-cell>
          <table:table-cell office:value-type="float" office:value="89473" calcext:value-type="float">
            <text:p>8947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0483" calcext:value-type="float">
            <text:p>90483</text:p>
          </table:table-cell>
          <table:table-cell office:value-type="float" office:value="90577" calcext:value-type="float">
            <text:p>9057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0577" calcext:value-type="float">
            <text:p>90577</text:p>
          </table:table-cell>
          <table:table-cell office:value-type="float" office:value="91575" calcext:value-type="float">
            <text:p>91575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91888" calcext:value-type="float">
            <text:p>91888</text:p>
          </table:table-cell>
          <table:table-cell office:value-type="float" office:value="91906" calcext:value-type="float">
            <text:p>91906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1906" calcext:value-type="float">
            <text:p>91906</text:p>
          </table:table-cell>
          <table:table-cell office:value-type="float" office:value="91963" calcext:value-type="float">
            <text:p>91963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91963" calcext:value-type="float">
            <text:p>91963</text:p>
          </table:table-cell>
          <table:table-cell office:value-type="float" office:value="92032" calcext:value-type="float">
            <text:p>92032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91945" calcext:value-type="float">
            <text:p>91945</text:p>
          </table:table-cell>
          <table:table-cell office:value-type="float" office:value="92048" calcext:value-type="float">
            <text:p>9204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2048" calcext:value-type="float">
            <text:p>92048</text:p>
          </table:table-cell>
          <table:table-cell office:value-type="float" office:value="92165" calcext:value-type="float">
            <text:p>9216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2165" calcext:value-type="float">
            <text:p>92165</text:p>
          </table:table-cell>
          <table:table-cell office:value-type="float" office:value="92495" calcext:value-type="float">
            <text:p>9249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2631" calcext:value-type="float">
            <text:p>92631</text:p>
          </table:table-cell>
          <table:table-cell office:value-type="float" office:value="92751" calcext:value-type="float">
            <text:p>92751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2751" calcext:value-type="float">
            <text:p>92751</text:p>
          </table:table-cell>
          <table:table-cell office:value-type="float" office:value="93352" calcext:value-type="float">
            <text:p>93352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10688" calcext:value-type="float">
            <text:p>110688</text:p>
          </table:table-cell>
          <table:table-cell office:value-type="float" office:value="110761" calcext:value-type="float">
            <text:p>11076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10620" calcext:value-type="float">
            <text:p>110620</text:p>
          </table:table-cell>
          <table:table-cell office:value-type="float" office:value="110822" calcext:value-type="float">
            <text:p>110822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10822" calcext:value-type="float">
            <text:p>110822</text:p>
          </table:table-cell>
          <table:table-cell office:value-type="float" office:value="110947" calcext:value-type="float">
            <text:p>11094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0947" calcext:value-type="float">
            <text:p>110947</text:p>
          </table:table-cell>
          <table:table-cell office:value-type="float" office:value="111053" calcext:value-type="float">
            <text:p>11105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11053" calcext:value-type="float">
            <text:p>111053</text:p>
          </table:table-cell>
          <table:table-cell office:value-type="float" office:value="111527" calcext:value-type="float">
            <text:p>111527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float" office:value="111053" calcext:value-type="float">
            <text:p>111053</text:p>
          </table:table-cell>
          <table:table-cell office:value-type="float" office:value="111527" calcext:value-type="float">
            <text:p>111527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11568" calcext:value-type="float">
            <text:p>111568</text:p>
          </table:table-cell>
          <table:table-cell office:value-type="float" office:value="111673" calcext:value-type="float">
            <text:p>11167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1673" calcext:value-type="float">
            <text:p>111673</text:p>
          </table:table-cell>
          <table:table-cell office:value-type="float" office:value="111745" calcext:value-type="float">
            <text:p>11174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11745" calcext:value-type="float">
            <text:p>111745</text:p>
          </table:table-cell>
          <table:table-cell office:value-type="float" office:value="112278" calcext:value-type="float">
            <text:p>112278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12691" calcext:value-type="float">
            <text:p>112691</text:p>
          </table:table-cell>
          <table:table-cell office:value-type="float" office:value="112719" calcext:value-type="float">
            <text:p>11271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2719" calcext:value-type="float">
            <text:p>112719</text:p>
          </table:table-cell>
          <table:table-cell office:value-type="float" office:value="112911" calcext:value-type="float">
            <text:p>112911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12911" calcext:value-type="float">
            <text:p>112911</text:p>
          </table:table-cell>
          <table:table-cell office:value-type="float" office:value="113023" calcext:value-type="float">
            <text:p>113023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13061" calcext:value-type="float">
            <text:p>113061</text:p>
          </table:table-cell>
          <table:table-cell office:value-type="float" office:value="113077" calcext:value-type="float">
            <text:p>11307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3077" calcext:value-type="float">
            <text:p>113077</text:p>
          </table:table-cell>
          <table:table-cell office:value-type="float" office:value="113202" calcext:value-type="float">
            <text:p>11320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13202" calcext:value-type="float">
            <text:p>113202</text:p>
          </table:table-cell>
          <table:table-cell office:value-type="float" office:value="113746" calcext:value-type="float">
            <text:p>113746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14104" calcext:value-type="float">
            <text:p>114104</text:p>
          </table:table-cell>
          <table:table-cell office:value-type="float" office:value="114180" calcext:value-type="float">
            <text:p>114180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14180" calcext:value-type="float">
            <text:p>114180</text:p>
          </table:table-cell>
          <table:table-cell office:value-type="float" office:value="114288" calcext:value-type="float">
            <text:p>114288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14288" calcext:value-type="float">
            <text:p>114288</text:p>
          </table:table-cell>
          <table:table-cell office:value-type="float" office:value="114420" calcext:value-type="float">
            <text:p>11442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14220" calcext:value-type="float">
            <text:p>114220</text:p>
          </table:table-cell>
          <table:table-cell office:value-type="float" office:value="114424" calcext:value-type="float">
            <text:p>11442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4424" calcext:value-type="float">
            <text:p>114424</text:p>
          </table:table-cell>
          <table:table-cell office:value-type="float" office:value="114620" calcext:value-type="float">
            <text:p>114620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14620" calcext:value-type="float">
            <text:p>114620</text:p>
          </table:table-cell>
          <table:table-cell office:value-type="float" office:value="115167" calcext:value-type="float">
            <text:p>115167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15290" calcext:value-type="float">
            <text:p>115290</text:p>
          </table:table-cell>
          <table:table-cell office:value-type="float" office:value="115372" calcext:value-type="float">
            <text:p>11537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5372" calcext:value-type="float">
            <text:p>115372</text:p>
          </table:table-cell>
          <table:table-cell office:value-type="float" office:value="115434" calcext:value-type="float">
            <text:p>11543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15434" calcext:value-type="float">
            <text:p>115434</text:p>
          </table:table-cell>
          <table:table-cell office:value-type="float" office:value="115511" calcext:value-type="float">
            <text:p>115511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float" office:value="115434" calcext:value-type="float">
            <text:p>115434</text:p>
          </table:table-cell>
          <table:table-cell office:value-type="float" office:value="115511" calcext:value-type="float">
            <text:p>11551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5691" calcext:value-type="float">
            <text:p>115691</text:p>
          </table:table-cell>
          <table:table-cell office:value-type="float" office:value="115758" calcext:value-type="float">
            <text:p>11575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15758" calcext:value-type="float">
            <text:p>115758</text:p>
          </table:table-cell>
          <table:table-cell office:value-type="float" office:value="116053" calcext:value-type="float">
            <text:p>116053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16080" calcext:value-type="float">
            <text:p>116080</text:p>
          </table:table-cell>
          <table:table-cell office:value-type="float" office:value="116096" calcext:value-type="float">
            <text:p>11609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6080" calcext:value-type="float">
            <text:p>116080</text:p>
          </table:table-cell>
          <table:table-cell office:value-type="float" office:value="116340" calcext:value-type="float">
            <text:p>11634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16340" calcext:value-type="float">
            <text:p>116340</text:p>
          </table:table-cell>
          <table:table-cell office:value-type="float" office:value="116508" calcext:value-type="float">
            <text:p>116508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float" office:value="116340" calcext:value-type="float">
            <text:p>116340</text:p>
          </table:table-cell>
          <table:table-cell office:value-type="float" office:value="116508" calcext:value-type="float">
            <text:p>116508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16887" calcext:value-type="float">
            <text:p>116887</text:p>
          </table:table-cell>
          <table:table-cell office:value-type="float" office:value="116904" calcext:value-type="float">
            <text:p>11690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6904" calcext:value-type="float">
            <text:p>116904</text:p>
          </table:table-cell>
          <table:table-cell office:value-type="float" office:value="117340" calcext:value-type="float">
            <text:p>11734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17340" calcext:value-type="float">
            <text:p>117340</text:p>
          </table:table-cell>
          <table:table-cell office:value-type="float" office:value="117816" calcext:value-type="float">
            <text:p>117816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float" office:value="117340" calcext:value-type="float">
            <text:p>117340</text:p>
          </table:table-cell>
          <table:table-cell office:value-type="float" office:value="117816" calcext:value-type="float">
            <text:p>117816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18490" calcext:value-type="float">
            <text:p>118490</text:p>
          </table:table-cell>
          <table:table-cell office:value-type="float" office:value="118495" calcext:value-type="float">
            <text:p>11849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8495" calcext:value-type="float">
            <text:p>118495</text:p>
          </table:table-cell>
          <table:table-cell office:value-type="float" office:value="118612" calcext:value-type="float">
            <text:p>11861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18612" calcext:value-type="float">
            <text:p>118612</text:p>
          </table:table-cell>
          <table:table-cell office:value-type="float" office:value="118734" calcext:value-type="float">
            <text:p>118734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float" office:value="118612" calcext:value-type="float">
            <text:p>118612</text:p>
          </table:table-cell>
          <table:table-cell office:value-type="float" office:value="118734" calcext:value-type="float">
            <text:p>118734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21990" calcext:value-type="float">
            <text:p>121990</text:p>
          </table:table-cell>
          <table:table-cell office:value-type="float" office:value="122009" calcext:value-type="float">
            <text:p>12200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2009" calcext:value-type="float">
            <text:p>122009</text:p>
          </table:table-cell>
          <table:table-cell office:value-type="float" office:value="122242" calcext:value-type="float">
            <text:p>12224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2242" calcext:value-type="float">
            <text:p>122242</text:p>
          </table:table-cell>
          <table:table-cell office:value-type="float" office:value="122626" calcext:value-type="float">
            <text:p>122626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53232" calcext:value-type="float">
            <text:p>153232</text:p>
          </table:table-cell>
          <table:table-cell office:value-type="float" office:value="153289" calcext:value-type="float">
            <text:p>153289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53289" calcext:value-type="float">
            <text:p>153289</text:p>
          </table:table-cell>
          <table:table-cell office:value-type="float" office:value="153419" calcext:value-type="float">
            <text:p>15341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53419" calcext:value-type="float">
            <text:p>153419</text:p>
          </table:table-cell>
          <table:table-cell office:value-type="float" office:value="153542" calcext:value-type="float">
            <text:p>15354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53542" calcext:value-type="float">
            <text:p>153542</text:p>
          </table:table-cell>
          <table:table-cell office:value-type="float" office:value="153827" calcext:value-type="float">
            <text:p>153827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53872" calcext:value-type="float">
            <text:p>153872</text:p>
          </table:table-cell>
          <table:table-cell office:value-type="float" office:value="153901" calcext:value-type="float">
            <text:p>153901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53901" calcext:value-type="float">
            <text:p>153901</text:p>
          </table:table-cell>
          <table:table-cell office:value-type="float" office:value="153929" calcext:value-type="float">
            <text:p>15392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53929" calcext:value-type="float">
            <text:p>153929</text:p>
          </table:table-cell>
          <table:table-cell office:value-type="float" office:value="154001" calcext:value-type="float">
            <text:p>154001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54001" calcext:value-type="float">
            <text:p>154001</text:p>
          </table:table-cell>
          <table:table-cell office:value-type="float" office:value="154076" calcext:value-type="float">
            <text:p>154076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54078" calcext:value-type="float">
            <text:p>154078</text:p>
          </table:table-cell>
          <table:table-cell office:value-type="float" office:value="154215" calcext:value-type="float">
            <text:p>154215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54215" calcext:value-type="float">
            <text:p>154215</text:p>
          </table:table-cell>
          <table:table-cell office:value-type="float" office:value="154256" calcext:value-type="float">
            <text:p>15425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54256" calcext:value-type="float">
            <text:p>154256</text:p>
          </table:table-cell>
          <table:table-cell office:value-type="float" office:value="154440" calcext:value-type="float">
            <text:p>154440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54440" calcext:value-type="float">
            <text:p>154440</text:p>
          </table:table-cell>
          <table:table-cell office:value-type="float" office:value="154632" calcext:value-type="float">
            <text:p>154632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54680" calcext:value-type="float">
            <text:p>154680</text:p>
          </table:table-cell>
          <table:table-cell office:value-type="float" office:value="154736" calcext:value-type="float">
            <text:p>15473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54736" calcext:value-type="float">
            <text:p>154736</text:p>
          </table:table-cell>
          <table:table-cell office:value-type="float" office:value="154810" calcext:value-type="float">
            <text:p>154810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54810" calcext:value-type="float">
            <text:p>154810</text:p>
          </table:table-cell>
          <table:table-cell office:value-type="float" office:value="155115" calcext:value-type="float">
            <text:p>155115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55366" calcext:value-type="float">
            <text:p>155366</text:p>
          </table:table-cell>
          <table:table-cell office:value-type="float" office:value="155415" calcext:value-type="float">
            <text:p>15541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55415" calcext:value-type="float">
            <text:p>155415</text:p>
          </table:table-cell>
          <table:table-cell office:value-type="float" office:value="155482" calcext:value-type="float">
            <text:p>15548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55482" calcext:value-type="float">
            <text:p>155482</text:p>
          </table:table-cell>
          <table:table-cell office:value-type="float" office:value="155502" calcext:value-type="float">
            <text:p>155502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float" office:value="155482" calcext:value-type="float">
            <text:p>155482</text:p>
          </table:table-cell>
          <table:table-cell office:value-type="float" office:value="155502" calcext:value-type="float">
            <text:p>15550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5524" calcext:value-type="float">
            <text:p>15552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55524" calcext:value-type="float">
            <text:p>155524</text:p>
          </table:table-cell>
          <table:table-cell office:value-type="float" office:value="155945" calcext:value-type="float">
            <text:p>155945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55980" calcext:value-type="float">
            <text:p>155980</text:p>
          </table:table-cell>
          <table:table-cell office:value-type="float" office:value="155996" calcext:value-type="float">
            <text:p>15599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55996" calcext:value-type="float">
            <text:p>155996</text:p>
          </table:table-cell>
          <table:table-cell office:value-type="float" office:value="156214" calcext:value-type="float">
            <text:p>156214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float" office:value="156214" calcext:value-type="float">
            <text:p>156214</text:p>
          </table:table-cell>
          <table:table-cell office:value-type="float" office:value="156760" calcext:value-type="float">
            <text:p>15676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56214" calcext:value-type="float">
            <text:p>156214</text:p>
          </table:table-cell>
          <table:table-cell office:value-type="float" office:value="156760" calcext:value-type="float">
            <text:p>156760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56794" calcext:value-type="float">
            <text:p>156794</text:p>
          </table:table-cell>
          <table:table-cell office:value-type="float" office:value="156809" calcext:value-type="float">
            <text:p>15680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56809" calcext:value-type="float">
            <text:p>156809</text:p>
          </table:table-cell>
          <table:table-cell office:value-type="float" office:value="157005" calcext:value-type="float">
            <text:p>15700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57005" calcext:value-type="float">
            <text:p>157005</text:p>
          </table:table-cell>
          <table:table-cell office:value-type="float" office:value="157256" calcext:value-type="float">
            <text:p>157256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57296" calcext:value-type="float">
            <text:p>157296</text:p>
          </table:table-cell>
          <table:table-cell office:value-type="float" office:value="157324" calcext:value-type="float">
            <text:p>15732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57324" calcext:value-type="float">
            <text:p>157324</text:p>
          </table:table-cell>
          <table:table-cell office:value-type="float" office:value="157402" calcext:value-type="float">
            <text:p>15740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57402" calcext:value-type="float">
            <text:p>157402</text:p>
          </table:table-cell>
          <table:table-cell office:value-type="float" office:value="158561" calcext:value-type="float">
            <text:p>15856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58629" calcext:value-type="float">
            <text:p>158629</text:p>
          </table:table-cell>
          <table:table-cell office:value-type="float" office:value="158649" calcext:value-type="float">
            <text:p>158649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58649" calcext:value-type="float">
            <text:p>158649</text:p>
          </table:table-cell>
          <table:table-cell office:value-type="float" office:value="158675" calcext:value-type="float">
            <text:p>15867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58675" calcext:value-type="float">
            <text:p>158675</text:p>
          </table:table-cell>
          <table:table-cell office:value-type="float" office:value="158733" calcext:value-type="float">
            <text:p>15873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58733" calcext:value-type="float">
            <text:p>158733</text:p>
          </table:table-cell>
          <table:table-cell office:value-type="float" office:value="158815" calcext:value-type="float">
            <text:p>158815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float" office:value="158733" calcext:value-type="float">
            <text:p>158733</text:p>
          </table:table-cell>
          <table:table-cell office:value-type="float" office:value="158815" calcext:value-type="float">
            <text:p>15881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58815" calcext:value-type="float">
            <text:p>158815</text:p>
          </table:table-cell>
          <table:table-cell office:value-type="float" office:value="158876" calcext:value-type="float">
            <text:p>15887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58876" calcext:value-type="float">
            <text:p>158876</text:p>
          </table:table-cell>
          <table:table-cell office:value-type="float" office:value="158907" calcext:value-type="float">
            <text:p>158907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float" office:value="158876" calcext:value-type="float">
            <text:p>158876</text:p>
          </table:table-cell>
          <table:table-cell office:value-type="float" office:value="158907" calcext:value-type="float">
            <text:p>15890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58907" calcext:value-type="float">
            <text:p>158907</text:p>
          </table:table-cell>
          <table:table-cell office:value-type="float" office:value="158963" calcext:value-type="float">
            <text:p>15896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58963" calcext:value-type="float">
            <text:p>158963</text:p>
          </table:table-cell>
          <table:table-cell office:value-type="float" office:value="159153" calcext:value-type="float">
            <text:p>15915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59184" calcext:value-type="float">
            <text:p>159184</text:p>
          </table:table-cell>
          <table:table-cell office:value-type="float" office:value="159211" calcext:value-type="float">
            <text:p>159211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59211" calcext:value-type="float">
            <text:p>159211</text:p>
          </table:table-cell>
          <table:table-cell office:value-type="float" office:value="159274" calcext:value-type="float">
            <text:p>15927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59274" calcext:value-type="float">
            <text:p>159274</text:p>
          </table:table-cell>
          <table:table-cell office:value-type="float" office:value="159414" calcext:value-type="float">
            <text:p>159414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59414" calcext:value-type="float">
            <text:p>159414</text:p>
          </table:table-cell>
          <table:table-cell office:value-type="float" office:value="159609" calcext:value-type="float">
            <text:p>159609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non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 style:data-style-name="N2" text:time-value="10:53:37.3187538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42S</meta:editing-duration>
    <meta:editing-cycles>15</meta:editing-cycles>
    <meta:generator>LibreOffice/6.0.4.2$Linux_X86_64 LibreOffice_project/9b0d9b32d5dcda91d2f1a96dc04c645c450872bf</meta:generator>
    <dc:date>2018-09-25T10:54:01.624679589</dc:date>
    <meta:document-statistic meta:table-count="3" meta:cell-count="516" meta:object-count="0"/>
    <meta:user-defined meta:name="Info 1"/>
    <meta:user-defined meta:name="Info 2"/>
    <meta:user-defined meta:name="Info 3"/>
    <meta:user-defined meta:name="Info 4"/>
  </office:meta>
</office:document-meta>
</file>